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7.6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0.9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ext-properties fo:color="#ce181e" fo:font-weight="bold" style:font-weight-asian="bold" style:font-weight-complex="bold"/>
    </style:style>
    <style:style style:name="ce2" style:family="table-cell" style:parent-style-name="Default" style:data-style-name="N130"/>
    <style:style style:name="ce7" style:family="table-cell" style:parent-style-name="Default" style:data-style-name="N130">
      <style:text-properties fo:color="#cccc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26pt" svg:height="255.23pt" svg:x="387.72pt" svg:y="176.2pt">
            <draw:object draw:notify-on-update-of-ranges="Sheet1.G3:Sheet1.I3 Sheet1.A2:Sheet1.A2 Sheet1.G2:Sheet1.I2 Sheet1.G5:Sheet1.I5 Sheet1.A4:Sheet1.A4 Sheet1.G4:Sheet1.I4 Sheet1.G7:Sheet1.I7 Sheet1.A6:Sheet1.A6 Sheet1.G6:Sheet1.I6 Sheet1.G10:Sheet1.I10 Sheet1.A9:Sheet1.A9 Sheet1.G9:Sheet1.I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ce2"/>
        <table:table-column table:style-name="co2" table:number-columns-repeated="1015" table:default-cell-style-name="Default"/>
        <table:table-row table:style-name="ro1">
          <table:table-cell table:style-name="ce3" office:value-type="string" calcext:value-type="string">
            <text:p>Network</text:p>
          </table:table-cell>
          <table:table-cell table:style-name="ce3" office:value-type="string" calcext:value-type="string">
            <text:p>Depth Mult</text:p>
          </table:table-cell>
          <table:table-cell table:style-name="ce3" office:value-type="string" calcext:value-type="string">
            <text:p>Time To Load net</text:p>
          </table:table-cell>
          <table:table-cell table:style-name="ce3" office:value-type="string" calcext:value-type="string">
            <text:p>Batch Size</text:p>
          </table:table-cell>
          <table:table-cell table:style-name="ce3" office:value-type="string" calcext:value-type="string">
            <text:p>Elapsed Time</text:p>
          </table:table-cell>
          <table:table-cell table:style-name="ce3" office:value-type="string" calcext:value-type="string">
            <text:p>Sec/image</text:p>
          </table:table-cell>
          <table:table-cell table:style-name="ce3" office:value-type="string" calcext:value-type="string">
            <text:p>Top 1 </text:p>
          </table:table-cell>
          <table:table-cell table:style-name="ce3" office:value-type="string" calcext:value-type="string">
            <text:p>Top 5</text:p>
          </table:table-cell>
          <table:table-cell table:style-name="ce3" office:value-type="string" calcext:value-type="string">
            <text:p>Top 10</text:p>
          </table:table-cell>
          <table:table-cell table:style-name="ce3" table:number-columns-repeated="1015"/>
        </table:table-row>
        <table:table-row table:style-name="ro2">
          <table:table-cell office:value-type="string" calcext:value-type="string">
            <text:p>mobilenet_v2_140_224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2.3388957977295" calcext:value-type="float">
            <text:p>42.339</text:p>
          </table:table-cell>
          <table:table-cell table:formula="of:=[.E2]/[.D2]" office:value-type="float" office:value="0.211694478988647" calcext:value-type="float">
            <text:p>0.212</text:p>
          </table:table-cell>
          <table:table-cell office:value-type="float" office:value="0.805" calcext:value-type="float">
            <text:p>0.805</text:p>
          </table:table-cell>
          <table:table-cell office:value-type="float" office:value="0.95" calcext:value-type="float">
            <text:p>0.950</text:p>
          </table:table-cell>
          <table:table-cell office:value-type="float" office:value="0.97" calcext:value-type="float">
            <text:p>0.970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7" table:formula="of:=[.F2]" office:value-type="float" office:value="0.211694478988647" calcext:value-type="float">
            <text:p>0.212</text:p>
          </table:table-cell>
          <table:table-cell table:style-name="ce7" table:formula="of:=[.G3]" office:value-type="float" office:value="0.211694478988647" calcext:value-type="float">
            <text:p>0.212</text:p>
          </table:table-cell>
          <table:table-cell table:style-name="ce7" table:formula="of:=[.H3]" office:value-type="float" office:value="0.211694478988647" calcext:value-type="float">
            <text:p>0.2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bilenet_v2_100_2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4.0970046520233" calcext:value-type="float">
            <text:p>24.097</text:p>
          </table:table-cell>
          <table:table-cell table:formula="of:=[.E4]/[.D4]" office:value-type="float" office:value="0.120485023260117" calcext:value-type="float">
            <text:p>0.120</text:p>
          </table:table-cell>
          <table:table-cell office:value-type="float" office:value="0.775" calcext:value-type="float">
            <text:p>0.775</text:p>
          </table:table-cell>
          <table:table-cell office:value-type="float" office:value="0.885" calcext:value-type="float">
            <text:p>0.885</text:p>
          </table:table-cell>
          <table:table-cell office:value-type="float" office:value="0.93" calcext:value-type="float">
            <text:p>0.930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7" table:formula="of:=[.F4]" office:value-type="float" office:value="0.120485023260117" calcext:value-type="float">
            <text:p>0.120</text:p>
          </table:table-cell>
          <table:table-cell table:style-name="ce7" table:formula="of:=[.G5]" office:value-type="float" office:value="0.120485023260117" calcext:value-type="float">
            <text:p>0.120</text:p>
          </table:table-cell>
          <table:table-cell table:style-name="ce7" table:formula="of:=[.H5]" office:value-type="float" office:value="0.120485023260117" calcext:value-type="float">
            <text:p>0.1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bilenet_v2_035_224</text:p>
          </table:table-cell>
          <table:table-cell office:value-type="float" office:value="0.35" calcext:value-type="float">
            <text:p>0.35</text:p>
          </table:table-cell>
          <table:table-cell office:value-type="float" office:value="6.3059" calcext:value-type="float">
            <text:p>6.3059</text:p>
          </table:table-cell>
          <table:table-cell office:value-type="float" office:value="200" calcext:value-type="float">
            <text:p>200</text:p>
          </table:table-cell>
          <table:table-cell office:value-type="float" office:value="7.91277003288269" calcext:value-type="float">
            <text:p>7.913</text:p>
          </table:table-cell>
          <table:table-cell table:formula="of:=[.E6]/[.D6]" office:value-type="float" office:value="0.0395638501644135" calcext:value-type="float">
            <text:p>0.040</text:p>
          </table:table-cell>
          <table:table-cell office:value-type="float" office:value="0.555" calcext:value-type="float">
            <text:p>0.555</text:p>
          </table:table-cell>
          <table:table-cell office:value-type="float" office:value="0.81" calcext:value-type="float">
            <text:p>0.810</text:p>
          </table:table-cell>
          <table:table-cell office:value-type="float" office:value="0.87" calcext:value-type="float">
            <text:p>0.870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2"/>
          <table:table-cell table:style-name="ce7" table:formula="of:=[.F6]" office:value-type="float" office:value="0.0395638501644135" calcext:value-type="float">
            <text:p>0.040</text:p>
          </table:table-cell>
          <table:table-cell table:style-name="ce7" table:formula="of:=[.G7]" office:value-type="float" office:value="0.0395638501644135" calcext:value-type="float">
            <text:p>0.040</text:p>
          </table:table-cell>
          <table:table-cell table:style-name="ce7" table:formula="of:=[.H7]" office:value-type="float" office:value="0.0395638501644135" calcext:value-type="float">
            <text:p>0.040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mobilenet_v2_035_224 on Pi</text:p>
          </table:table-cell>
          <table:table-cell office:value-type="float" office:value="0.35" calcext:value-type="float">
            <text:p>0.35</text:p>
          </table:table-cell>
          <table:table-cell table:style-name="ce4" office:value-type="float" office:value="112.48" calcext:value-type="float">
            <text:p>112.48</text:p>
          </table:table-cell>
          <table:table-cell office:value-type="float" office:value="200" calcext:value-type="float">
            <text:p>200</text:p>
          </table:table-cell>
          <table:table-cell office:value-type="float" office:value="32.5836293697357" calcext:value-type="float">
            <text:p>32.584</text:p>
          </table:table-cell>
          <table:table-cell table:formula="of:=[.E9]/[.D9]" office:value-type="float" office:value="0.162918146848679" calcext:value-type="float">
            <text:p>0.163</text:p>
          </table:table-cell>
          <table:table-cell office:value-type="float" office:value="0.565" calcext:value-type="float">
            <text:p>0.565</text:p>
          </table:table-cell>
          <table:table-cell office:value-type="float" office:value="0.775" calcext:value-type="float">
            <text:p>0.775</text:p>
          </table:table-cell>
          <table:table-cell office:value-type="float" office:value="0.88" calcext:value-type="float">
            <text:p>0.880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2"/>
          <table:table-cell table:style-name="ce7" table:formula="of:=[.F9]" office:value-type="float" office:value="0.162918146848679" calcext:value-type="float">
            <text:p>0.163</text:p>
          </table:table-cell>
          <table:table-cell table:style-name="ce7" table:formula="of:=[.G10]" office:value-type="float" office:value="0.162918146848679" calcext:value-type="float">
            <text:p>0.163</text:p>
          </table:table-cell>
          <table:table-cell table:style-name="ce7" table:formula="of:=[.H10]" office:value-type="float" office:value="0.162918146848679" calcext:value-type="float">
            <text:p>0.16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bilenet with 2 outputs</text:p>
          </table:table-cell>
          <table:table-cell office:value-type="float" office:value="1" calcext:value-type="float">
            <text:p>1</text:p>
          </table:table-cell>
          <table:table-cell office:value-type="float" office:value="6.8904" calcext:value-type="float">
            <text:p>6.8904</text:p>
          </table:table-cell>
          <table:table-cell office:value-type="float" office:value="200" calcext:value-type="float">
            <text:p>200</text:p>
          </table:table-cell>
          <table:table-cell office:value-type="float" office:value="40.6650996208191" calcext:value-type="float">
            <text:p>40.665</text:p>
          </table:table-cell>
          <table:table-cell table:formula="of:=[.E11]/[.D11]" office:value-type="float" office:value="0.203325498104095" calcext:value-type="float">
            <text:p>0.203</text:p>
          </table:table-cell>
          <table:table-cell office:value-type="float" office:value="0.95" calcext:value-type="float">
            <text:p>0.950</text:p>
          </table:table-cell>
          <table:table-cell table:style-name="Default" table:number-columns-repeated="2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/00/0000</text:date>, <text:time style:data-style-name="N2" text:time-value="09:46:22.2728157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2:38:45.823267707</meta:creation-date>
    <dc:date>2019-03-20T16:01:48.804215077</dc:date>
    <meta:editing-duration>PT3H35M20S</meta:editing-duration>
    <meta:editing-cycles>5</meta:editing-cycles>
    <meta:generator>LibreOffice/6.0.7.3$Linux_X86_64 LibreOffice_project/00m0$Build-3</meta:generator>
    <meta:document-statistic meta:table-count="1" meta:cell-count="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0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fff"/>
      <style:text-properties fo:font-size="8pt" style:font-size-asian="10pt" style:font-size-complex="10pt"/>
    </style:style>
    <style:style style:name="ch5" style:family="chart">
      <style:chart-properties chart:symbol-type="automatic" chart:include-hidden-cells="false" chart:treat-empty-cells="ignore" chart:series-source="rows" chart:right-angled-axes="true"/>
    </style:style>
    <style:style style:name="ch6" style:family="chart" style:data-style-name="N13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3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3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3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30">
      <style:chart-properties chart:symbol-type="named-symbol" chart:symbol-name="arrow-down" chart:symbol-width="0.25cm" chart:symbol-height="0.25cm" chart:link-data-style-to-source="true"/>
      <style:graphic-properties svg:stroke-width="0.08cm" svg:stroke-color="#00a65d" draw:fill-color="#00a65d" dr3d:edge-rounding="5%"/>
      <style:text-properties fo:font-size="10pt" style:font-size-asian="10pt" style:font-size-complex="10pt"/>
    </style:style>
    <style:style style:name="ch14" style:family="chart" style:data-style-name="N13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scatter" chart:style-name="ch1">
        <chart:title svg:x="5.48cm" svg:y="0.158cm" chart:style-name="ch2">
          <text:p>Mobile Net Comparisons</text:p>
        </chart:title>
        <chart:subtitle svg:x="5.625cm" svg:y="0.769cm" chart:style-name="ch3">
          <text:p>(Top 1, Top 5, Top 10) Cats</text:p>
        </chart:subtitle>
        <chart:legend svg:x="10.086cm" svg:y="5.49cm" style:legend-expansion="custom" chartooo:width="4.78cm" chartooo:height="1.776cm" style:legend-expansion-aspect-ratio="2.69144144144144" chart:style-name="ch4"/>
        <chart:plot-area chart:style-name="ch5" table:cell-range-address="Sheet1.G2:Sheet1.I4 Sheet1.A2:Sheet1.A2 Sheet1.A4:Sheet1.A4 Sheet1.A6:Sheet1.A6 Sheet1.G6:Sheet1.I6 Sheet1.A9:Sheet1.A9 Sheet1.G9:Sheet1.I9" chart:data-source-has-labels="column" svg:x="1.329cm" svg:y="1.393cm" svg:width="14.04cm" svg:height="6.849cm">
          <chartooo:coordinate-region svg:x="2.427cm" svg:y="1.592cm" svg:width="12.517cm" svg:height="6.003cm"/>
          <chart:axis chart:dimension="x" chart:name="primary-x" chart:style-name="ch6">
            <chart:title svg:x="6.889cm" svg:y="8.422cm" chart:style-name="ch7">
              <text:p>Seconds per image</text:p>
            </chart:title>
            <chart:grid chart:style-name="ch8" chart:class="major"/>
          </chart:axis>
          <chart:axis chart:dimension="y" chart:name="primary-y" chart:style-name="ch9">
            <chart:title svg:x="0.45cm" svg:y="5.536cm" chart:style-name="ch10">
              <text:p>Accuracy</text:p>
            </chart:title>
            <chart:grid chart:style-name="ch8" chart:class="major"/>
          </chart:axis>
          <chart:series chart:style-name="ch11" chart:values-cell-range-address="Sheet1.G2:Sheet1.I2" chart:label-cell-address="Sheet1.A2:Sheet1.A2" chart:class="chart:scatter">
            <chart:domain table:cell-range-address="Sheet1.G3:Sheet1.I3"/>
            <chart:data-point chart:repeated="3"/>
          </chart:series>
          <chart:series chart:style-name="ch12" chart:values-cell-range-address="Sheet1.G4:Sheet1.I4" chart:label-cell-address="Sheet1.A4:Sheet1.A4" chart:class="chart:scatter">
            <chart:domain table:cell-range-address="Sheet1.G5:Sheet1.I5"/>
            <chart:data-point chart:repeated="3"/>
          </chart:series>
          <chart:series chart:style-name="ch13" chart:values-cell-range-address="Sheet1.G6:Sheet1.I6" chart:label-cell-address="Sheet1.A6:Sheet1.A6" chart:class="chart:scatter">
            <chart:domain table:cell-range-address="Sheet1.G7:Sheet1.I7"/>
            <chart:data-point chart:repeated="3"/>
          </chart:series>
          <chart:series chart:style-name="ch14" chart:values-cell-range-address="Sheet1.G9:Sheet1.I9" chart:label-cell-address="Sheet1.A9:Sheet1.A9" chart:class="chart:scatter">
            <chart:domain table:cell-range-address="Sheet1.G10:Sheet1.I10"/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211694478988647">
                <text:p>0.211694478988647</text:p>
                <draw:g>
                  <svg:desc>Sheet1.G3:Sheet1.I3</svg:desc>
                </draw:g>
              </table:table-cell>
              <table:table-cell office:value-type="float" office:value="0.211694478988647">
                <text:p>0.211694478988647</text:p>
              </table:table-cell>
              <table:table-cell office:value-type="float" office:value="0.211694478988647">
                <text:p>0.211694478988647</text:p>
              </table:table-cell>
            </table:table-row>
            <table:table-row>
              <table:table-cell office:value-type="string">
                <text:p>mobilenet_v2_140_224</text:p>
                <draw:g>
                  <svg:desc>Sheet1.A2:Sheet1.A2</svg:desc>
                </draw:g>
              </table:table-cell>
              <table:table-cell office:value-type="float" office:value="0.805">
                <text:p>0.805</text:p>
                <draw:g>
                  <svg:desc>Sheet1.G2:Sheet1.I2</svg:desc>
                </draw:g>
              </table:table-cell>
              <table:table-cell office:value-type="float" office:value="0.95">
                <text:p>0.9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120485023260117">
                <text:p>0.120485023260117</text:p>
                <draw:g>
                  <svg:desc>Sheet1.G5:Sheet1.I5</svg:desc>
                </draw:g>
              </table:table-cell>
              <table:table-cell office:value-type="float" office:value="0.120485023260117">
                <text:p>0.120485023260117</text:p>
              </table:table-cell>
              <table:table-cell office:value-type="float" office:value="0.120485023260117">
                <text:p>0.120485023260117</text:p>
              </table:table-cell>
            </table:table-row>
            <table:table-row>
              <table:table-cell office:value-type="string">
                <text:p>mobilenet_v2_100_224</text:p>
                <draw:g>
                  <svg:desc>Sheet1.A4:Sheet1.A4</svg:desc>
                </draw:g>
              </table:table-cell>
              <table:table-cell office:value-type="float" office:value="0.775">
                <text:p>0.775</text:p>
                <draw:g>
                  <svg:desc>Sheet1.G4:Sheet1.I4</svg:desc>
                </draw:g>
              </table:table-cell>
              <table:table-cell office:value-type="float" office:value="0.885">
                <text:p>0.88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0395638501644135">
                <text:p>0.0395638501644135</text:p>
                <draw:g>
                  <svg:desc>Sheet1.G7:Sheet1.I7</svg:desc>
                </draw:g>
              </table:table-cell>
              <table:table-cell office:value-type="float" office:value="0.0395638501644135">
                <text:p>0.0395638501644135</text:p>
              </table:table-cell>
              <table:table-cell office:value-type="float" office:value="0.0395638501644135">
                <text:p>0.0395638501644135</text:p>
              </table:table-cell>
            </table:table-row>
            <table:table-row>
              <table:table-cell office:value-type="string">
                <text:p>mobilenet_v2_035_224</text:p>
                <draw:g>
                  <svg:desc>Sheet1.A6:Sheet1.A6</svg:desc>
                </draw:g>
              </table:table-cell>
              <table:table-cell office:value-type="float" office:value="0.555">
                <text:p>0.555</text:p>
                <draw:g>
                  <svg:desc>Sheet1.G6:Sheet1.I6</svg:desc>
                </draw:g>
              </table:table-cell>
              <table:table-cell office:value-type="float" office:value="0.81">
                <text:p>0.8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0.162918146848679">
                <text:p>0.162918146848679</text:p>
                <draw:g>
                  <svg:desc>Sheet1.G10:Sheet1.I10</svg:desc>
                </draw:g>
              </table:table-cell>
              <table:table-cell office:value-type="float" office:value="0.162918146848679">
                <text:p>0.162918146848679</text:p>
              </table:table-cell>
              <table:table-cell office:value-type="float" office:value="0.162918146848679">
                <text:p>0.162918146848679</text:p>
              </table:table-cell>
            </table:table-row>
            <table:table-row>
              <table:table-cell office:value-type="string">
                <text:p>mobilenet_v2_035_224 on Pi</text:p>
                <draw:g>
                  <svg:desc>Sheet1.A9:Sheet1.A9</svg:desc>
                </draw:g>
              </table:table-cell>
              <table:table-cell office:value-type="float" office:value="0.565">
                <text:p>0.565</text:p>
                <draw:g>
                  <svg:desc>Sheet1.G9:Sheet1.I9</svg:desc>
                </draw:g>
              </table:table-cell>
              <table:table-cell office:value-type="float" office:value="0.775">
                <text:p>0.775</text:p>
              </table:table-cell>
              <table:table-cell office:value-type="float" office:value="0.88">
                <text:p>0.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